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33.88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6" table:default-cell-style-name="ce6"/>
        <table:table-column table:style-name="co3" table:default-cell-style-name="ce6"/>
        <table:table-column table:style-name="co4" table:number-columns-repeated="249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應<text:span text:style-name="T1"> </text:span><text:span text:style-name="T2">收</text:span><text:span text:style-name="T3"> </text:span><text:span text:style-name="T2">帳</text:span><text:span text:style-name="T3"> </text:span><text:span text:style-name="T2">款</text:span><text:span text:style-name="T3"> </text:span><text:span text:style-name="T2">催</text:span><text:span text:style-name="T3"> </text:span><text:span text:style-name="T2">收</text:span><text:span text:style-name="T3"> </text:span><text:span text:style-name="T2">通</text:span><text:span text:style-name="T3"> </text:span><text:span text:style-name="T2">知</text:span>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　　　　年　　　　月　　　　日</text:p>
          </table:table-cell>
          <table:covered-table-cell table:number-columns-repeated="7" table:style-name="ce8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客戶名稱</text:p>
          </table:table-cell>
          <table:table-cell table:style-name="ce3" office:value-type="string" calcext:value-type="string" table:number-columns-spanned="2" table:number-rows-spanned="1">
            <text:p>帳<text:span text:style-name="T4"> </text:span><text:span text:style-name="T5">列</text:span><text:span text:style-name="T7"> </text:span><text:span text:style-name="T5">餘</text:span><text:span text:style-name="T7"> </text:span><text:span text:style-name="T5">額</text:span></text:p>
          </table:table-cell>
          <table:covered-table-cell table:style-name="ce4"/>
          <table:table-cell table:style-name="ce3" office:value-type="string" calcext:value-type="string" table:number-columns-spanned="4" table:number-rows-spanned="1">
            <text:p>出<text:span text:style-name="T4">  </text:span><text:span text:style-name="T5">售</text:span><text:span text:style-name="T7">  </text:span><text:span text:style-name="T5">時</text:span><text:span text:style-name="T7">  </text:span><text:span text:style-name="T5">間</text:span></text:p>
          </table:table-cell>
          <table:covered-table-cell table:number-columns-repeated="3" table:style-name="ce4"/>
          <table:table-cell table:style-name="ce3" office:value-type="string" calcext:value-type="string" table:number-columns-spanned="1" table:number-rows-spanned="2">
            <text:p>備<text:span text:style-name="T4">  </text:span><text:span text:style-name="T5">註</text:span>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3" office:value-type="string" calcext:value-type="string">
            <text:p>日<text:span text:style-name="T4"> </text:span><text:span text:style-name="T5">期</text:span></text:p>
          </table:table-cell>
          <table:table-cell table:style-name="ce3" office:value-type="string" calcext:value-type="string">
            <text:p>金<text:span text:style-name="T4"> </text:span><text:span text:style-name="T5">額</text:span></text:p>
          </table:table-cell>
          <table:table-cell table:style-name="ce4" office:value-type="string" calcext:value-type="string">
            <text:p>60<text:span text:style-name="T6">日</text:span></text:p>
          </table:table-cell>
          <table:table-cell table:style-name="ce4" office:value-type="string" calcext:value-type="string">
            <text:p>90<text:span text:style-name="T6">日</text:span></text:p>
          </table:table-cell>
          <table:table-cell table:style-name="ce4" office:value-type="string" calcext:value-type="string">
            <text:p>180<text:span text:style-name="T6">日</text:span></text:p>
          </table:table-cell>
          <table:table-cell table:style-name="ce3" office:value-type="string" calcext:value-type="string">
            <text:p>一年</text:p>
          </table:table-cell>
          <table:covered-table-cell table:style-name="ce4"/>
          <table:table-cell table:number-columns-repeated="1016"/>
        </table:table-row>
        <table:table-row table:style-name="ro4" table:number-rows-repeated="21">
          <table:table-cell table:style-name="ce5" table:number-columns-repeated="8"/>
          <table:table-cell table:number-columns-repeated="1016"/>
        </table:table-row>
        <table:table-row table:style-name="ro4">
          <table:table-cell table:style-name="ce3" office:value-type="string" calcext:value-type="string">
            <text:p>合<text:span text:style-name="T4">  </text:span><text:span text:style-name="T5">計</text:span></text:p>
          </table:table-cell>
          <table:table-cell table:style-name="ce5" table:number-columns-repeated="7"/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8" table:number-rows-spanned="1">
            <text:p>  <text:span text:style-name="T6">以上應收帳款均已超過二個月以上，請加速催收為荷。</text:span></text:p>
          </table:table-cell>
          <table:covered-table-cell table:number-columns-repeated="7" table:style-name="ce5"/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8" table:number-rows-spanned="1">
            <text:p>              <text:span text:style-name="T6">此</text:span><text:span text:style-name="T7">    </text:span><text:span text:style-name="T5">致</text:span></text:p>
          </table:table-cell>
          <table:covered-table-cell table:number-columns-repeated="7" table:style-name="ce5"/>
          <table:table-cell table:number-columns-repeated="1016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3:12:58</meta:creation-date>
    <dc:creator>QQ</dc:creator>
    <dc:date>2004-03-23T23:38:17</dc:date>
    <meta:print-date>2004-03-23T23:38:07</meta:print-date>
    <meta:document-statistic meta:table-count="1" meta:cell-count="15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